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rittes Kundengespräch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gutachtung des Lastenheftes </text:p>
                <text:list>
                  <text:list-item>
                    <text:p>Nacharbeit Aktivitätsdiagramme </text:p>
                  </text:list-item>
                  <text:list-item>
                    <text:p>Nacharbeit Dialoge </text:p>
                  </text:list-item>
                  <text:list-item>
                    <text:p>Rechtschreibung überarbeiten </text:p>
                  </text:list-item>
                </text:list>
              </text:list-item>
              <text:list-item>
                <text:p>Neue Features <text:s/>angesprochen</text:p>
                <text:list>
                  <text:list-item>
                    <text:p>User notif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acharbeit Aktivitätsdiagramm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Volle Räume sollen nicht ausgeblendet werden</text:p>
              </text:list-item>
              <text:list-item>
                <text:p>Möglichsts keine englischen Begriffe verwenden wie zb. "Sliden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acharbeit Dialog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cons überarbeiten</text:p>
              </text:list-item>
              <text:list-item>
                <text:p>Mockupkarte anfertigen</text:p>
              </text:list-item>
              <text:list-item>
                <text:p>Bild vom Siepmann aus den Dialogen nehm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eue Feature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Benachrichtigen falls der Raum vom Professor blockiert wurde</text:p>
              </text:list-item>
              <text:list-item>
                <text:p>Studenten können sich in einen Blockierten Raum eincheck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8M57S</meta:editing-duration>
    <meta:editing-cycles>3</meta:editing-cycles>
    <meta:generator>OpenOffice/4.1.1$Win32 OpenOffice.org_project/411m6$Build-9775</meta:generator>
    <dc:date>2016-11-16T09:49:08.96</dc:date>
    <meta:document-statistic meta:object-count="37"/>
  </office:meta>
</office:document-meta>
</file>